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der Bold1" svg:font-family="'Broder Bold'"/>
    <style:font-face style:name="Arial1" svg:font-family="Arial" style:font-pitch="variable"/>
    <style:font-face style:name="Broder Bold" svg:font-family="'Broder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43be0" draw:shadow="hidden"/>
    </style:style>
    <style:style style:name="gr2" style:family="graphic" style:parent-style-name="standard">
      <style:graphic-properties draw:stroke="solid" svg:stroke-width="0.008cm" svg:stroke-color="#ffffff" draw:stroke-linejoin="miter" svg:stroke-linecap="butt" draw:fill="solid" draw:fill-color="#1237e0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fo:min-height="1.091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shadow="hidden"/>
    </style:style>
    <style:style style:name="gr6" style:family="graphic" style:parent-style-name="standard">
      <style:graphic-properties draw:stroke="none" draw:fill="none" fo:min-height="1.694cm" fo:min-width="2.5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08cm" svg:stroke-color="#ffffff" draw:stroke-linejoin="miter" svg:stroke-linecap="butt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solid" draw:fill-color="#1237e0" draw:shadow="hidden"/>
    </style:style>
    <style:style style:name="gr9" style:family="graphic" style:parent-style-name="standard">
      <style:graphic-properties draw:stroke="none" draw:fill="none" fo:min-height="0.529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fo:min-height="0.169cm" fo:min-width="2.5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08cm" svg:stroke-color="#ffffff" draw:stroke-linejoin="miter" svg:stroke-linecap="butt" draw:fill="solid" draw:fill-color="#143be0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fo:min-height="0.058cm" fo:min-width="2.54cm" fo:padding-top="0cm" fo:padding-bottom="0cm" fo:padding-left="0cm" fo:padding-right="0cm"/>
    </style:style>
    <style:style style:name="P1" style:family="paragraph">
      <loext:graphic-properties draw:fill="solid" draw:fill-color="#143be0"/>
    </style:style>
    <style:style style:name="P2" style:family="paragraph">
      <loext:graphic-properties draw:fill="solid" draw:fill-color="#1237e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style:text-properties style:font-name="Calibri Light" fo:font-size="48pt" style:font-size-asian="48pt" style:font-size-complex="48pt"/>
    </style:style>
    <style:style style:name="P6" style:family="paragraph">
      <loext:graphic-properties draw:fill="none"/>
      <style:text-properties style:font-name="Calibri Light" fo:font-size="48pt" style:font-size-asian="48pt" style:font-size-complex="48pt"/>
    </style:style>
    <style:style style:name="T1" style:family="text">
      <style:text-properties fo:color="#ffffff" style:font-name="Broder Bold1" fo:font-size="35.5pt" style:font-name-asian="Broder Bold1" style:font-size-asian="35.5pt" style:font-name-complex="Broder Bold1" style:font-size-complex="35.5pt"/>
    </style:style>
    <style:style style:name="T2" style:family="text">
      <style:text-properties fo:color="#143be0" style:font-name="Broder Bold1" fo:font-size="35.5pt" style:font-name-asian="Broder Bold1" style:font-size-asian="35.5pt" style:font-name-complex="Broder Bold1" style:font-size-complex="35.5pt"/>
    </style:style>
    <style:style style:name="T3" style:family="text">
      <style:text-properties fo:color="#143be0" style:font-name="Calibri Light" fo:font-size="48pt" style:font-name-asian="Broder Bold1" style:font-size-asian="48pt" style:font-name-complex="Broder Bold1" style:font-size-complex="48pt"/>
    </style:style>
    <style:style style:name="T4" style:family="text">
      <style:text-properties fo:color="#143be0" style:font-name="Broder Bold1" fo:font-size="17pt" style:font-name-asian="Broder Bold1" style:font-size-asian="17pt" style:font-name-complex="Broder Bold1" style:font-size-complex="17pt"/>
    </style:style>
    <style:style style:name="T5" style:family="text">
      <style:text-properties fo:color="#ffffff" style:font-name="Broder Bold1" fo:font-size="17pt" style:font-name-asian="Broder Bold1" style:font-size-asian="17pt" style:font-name-complex="Broder Bold1" style:font-size-complex="17pt"/>
    </style:style>
    <style:style style:name="T6" style:family="text">
      <style:text-properties fo:color="#143be0" style:font-name="Broder Bold1" fo:font-size="5.5pt" style:font-name-asian="Broder Bold1" style:font-size-asian="5.5pt" style:font-name-complex="Broder Bold1" style:font-size-complex="5.5pt"/>
    </style:style>
    <style:style style:name="T7" style:family="text">
      <style:text-properties fo:color="#ffffff" style:font-name="Broder Bold1" fo:font-size="2pt" style:font-name-asian="Broder Bold1" style:font-size-asian="2pt" style:font-name-complex="Broder Bold1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11.06cm" svg:height="2.957cm" svg:x="0.912cm" svg:y="24.329cm" svg:viewBox="0 0 11061 2958" draw:points="0,0 0,2958 11061,2958 11061,0">
            <text:p/>
          </draw:polygon>
          <draw:g>
            <draw:path draw:style-name="gr2" draw:text-style-name="P2" draw:layer="layout" svg:width="1.269cm" svg:height="1.785cm" svg:x="2.029cm" svg:y="25.083cm" svg:viewBox="0 0 1270 1786" svg:d="M371 1063c-26 6-29-7-41-23-35-47-117-175-166-192-44-15-80-1-108 19-25 17-51 41-56 85-4 47 20 78 39 105 39 55 80 112 118 169l175 252c21 29 39 57 59 85 55 76 55 90 142 147 134 86 322 92 475 55 100-24 123-49 166-122 68-115 92-328 95-478 1-66-7-511-14-557-13-87-116-100-166-33-37 50-11 195-25 263-17 5-17 5-33 0-8-39 0-178 2-229 2-67-12-140-95-144-38-2-68 17-83 37-47 63-1 266-27 330-28 8-33 1-34-29 0-23 1-47 1-70 0-50 4-248-6-283-25-92-136-92-176-38-24 34-15 80-14 127 0 50 8 252-1 281-25 7-34 2-36-25l-2-198c0-69-5-494-16-528-19-61-104-101-169-34-41 42-23 170-21 237 4 120 25 763 17 791z">
              <text:p/>
            </draw:path>
            <draw:path draw:style-name="gr3" draw:text-style-name="P3" draw:layer="layout" svg:width="1.348cm" svg:height="1.862cm" svg:x="1.989cm" svg:y="25.045cm" svg:viewBox="0 0 1349 1863" svg:d="M834 842c1 30 6 36 34 29 26-64-20-268 28-330 14-20 44-39 82-38 84 4 98 78 96 145-2 51-10 189-2 229 16 5 16 5 33-1 14-68-12-212 25-262 50-67 153-55 166 33 7 46 15 489 14 556-3 149-27 364-95 479-43 72-66 98-166 122-154 37-342 31-475-56-87-56-87-70-141-146-21-29-38-56-59-85l-177-253c-38-57-79-114-118-170-19-27-44-57-39-105 5-44 31-66 56-84 28-19 65-34 109-18 48 16 130 144 166 191 12 15 15 29 41 23 8-28-13-671-17-791-2-67-20-195 21-238 65-68 150-27 170 35 10 34 15 460 16 529l2 197c1 28 10 33 35 26 9-29 1-231 1-281-1-48-9-94 14-128 39-55 150-54 175 39 10 35 6 232 6 282 0 24-1 47-1 71zM834 842zM637 409c-2-70-4-140-6-210-2-71-7-135-49-167-78-60-235-47-230 142 4 140 7 280 11 421 4 136 13 283 11 419-45-41-79-123-132-153-34-19-75-26-118-14-18 6-33 14-46 23-89 66-103 148-36 240l347 498c21 28 40 56 59 85 47 70 182 135 265 154 136 32 394 20 474-65 54-58 78-97 104-180 24-74 38-151 47-233 20-179 9-365 3-544-2-74 10-201-35-249-60-66-131-52-195-3-14-27-24-77-91-101-57-21-128 5-147 34-15-65-32-99-85-121-86-36-140 23-151 24z">
              <text:p/>
            </draw:path>
            <draw:path draw:style-name="gr3" draw:text-style-name="P3" draw:layer="layout" svg:width="1.173cm" svg:height="0.302cm" svg:x="1.888cm" svg:y="24.633cm" svg:viewBox="0 0 1174 303" svg:d="M0 297c34 19 37-12 61-31 20-17 35-40 84-78 223-170 547-203 794-58 68 40 131 87 181 145 3 5 23 24 28 26 16 7 30-5 25-24-10-33-134-130-170-153-231-149-531-168-773-36-48 26-96 55-131 87l-82 79c-12 10-19 21-17 43z">
              <text:p/>
            </draw:path>
            <draw:path draw:style-name="gr3" draw:text-style-name="P3" draw:layer="layout" svg:width="0.911cm" svg:height="0.248cm" svg:x="2.02cm" svg:y="24.802cm" svg:viewBox="0 0 912 249" svg:d="M406 1c-94 8-195 43-259 86-43 29-58 41-97 78-8 8-12 13-19 21-8 9-15 14-22 24-19 25-6 52 18 30 2-2 6-8 9-12 53-60 100-103 179-142 175-84 384-70 543 37 30 21 95 77 113 102 5 7 13 20 25 21 40 3-6-48-6-48-38-51-117-110-195-147-84-39-188-57-289-50z">
              <text:p/>
            </draw:path>
            <draw:path draw:style-name="gr3" draw:text-style-name="P3" draw:layer="layout" svg:width="0.663cm" svg:height="0.208cm" svg:x="2.142cm" svg:y="24.945cm" svg:viewBox="0 0 664 209" svg:d="M1 207c24 2 12 4 23-8 15-17 20-37 73-87 135-125 382-110 501 29 37 43 41 71 65 64 12-43-138-205-332-205-129 0-223 56-299 141-6 7-8 11-14 20-10 15-22 26-17 46z">
              <text:p/>
            </draw:path>
          </draw:g>
          <draw:frame draw:style-name="gr4" draw:text-style-name="P4" draw:layer="layout" svg:width="14.403cm" svg:height="1.771cm" svg:x="4.171cm" svg:y="25.47cm">
            <draw:text-box>
              <text:p><text:span text:style-name="T1">SKILLTAPS</text:span></text:p>
            </draw:text-box>
          </draw:frame>
        </draw:g>
        <draw:g>
          <draw:polygon draw:style-name="gr3" draw:text-style-name="P3" draw:layer="layout" svg:width="11.06cm" svg:height="2.957cm" svg:x="0.622cm" svg:y="20.269cm" svg:viewBox="0 0 11061 2958" draw:points="0,0 0,2958 11061,2958 11061,0">
            <text:p/>
          </draw:polygon>
          <draw:g>
            <draw:path draw:style-name="gr3" draw:text-style-name="P3" draw:layer="layout" svg:width="1.269cm" svg:height="1.785cm" svg:x="1.738cm" svg:y="21.023cm" svg:viewBox="0 0 1270 1786" svg:d="M371 1063c-26 6-29-7-41-23-35-47-117-175-166-192-44-15-80-1-108 19-25 17-51 41-56 85-4 47 20 78 39 105 39 55 80 112 118 169l175 252c21 29 39 57 59 85 55 76 55 90 142 147 134 86 322 92 475 55 100-24 123-49 166-122 68-115 92-328 95-478 1-66-7-511-14-557-13-87-116-100-166-33-37 50-11 195-25 263-17 5-17 5-33 0-8-39 0-178 2-229 2-67-12-140-95-144-38-2-68 17-83 37-47 63-1 266-27 330-28 8-33 1-34-29 0-23 1-47 1-70 0-50 4-248-6-283-25-92-136-92-176-38-24 34-15 80-14 127 0 50 8 252-1 281-25 7-34 2-36-25l-2-198c0-69-5-494-16-528-19-61-104-101-169-34-41 42-23 170-21 237 4 120 25 763 17 791z">
              <text:p/>
            </draw:path>
            <draw:path draw:style-name="gr1" draw:text-style-name="P1" draw:layer="layout" svg:width="1.348cm" svg:height="1.862cm" svg:x="1.698cm" svg:y="20.985cm" svg:viewBox="0 0 1349 1863" svg:d="M834 842c1 30 6 36 34 29 26-64-20-268 28-330 14-20 44-39 82-38 84 4 98 78 96 145-2 51-10 189-2 229 16 5 16 5 33-1 14-68-12-212 25-262 50-67 153-55 166 33 7 46 15 489 14 556-3 149-27 364-95 479-43 72-66 98-166 122-154 37-342 31-475-56-87-56-87-70-141-146-21-29-38-56-59-85l-177-253c-38-57-79-114-118-170-19-27-44-57-39-105 5-44 31-66 56-84 28-19 65-34 109-18 48 16 130 144 166 191 12 15 15 29 41 23 8-28-13-671-17-791-2-67-20-195 21-238 65-68 150-27 170 35 10 34 15 460 16 529l2 197c1 28 10 33 35 26 9-29 1-231 1-281-1-48-9-94 14-128 39-55 150-54 175 39 10 35 6 232 6 282 0 24-1 47-1 71zM834 842zM637 409c-2-70-4-140-6-210-2-71-7-135-49-167-78-60-235-47-230 142 4 140 7 280 11 421 4 136 13 283 11 419-45-41-79-123-132-153-34-19-75-26-118-14-18 6-33 14-46 23-89 66-103 148-36 240l347 498c21 28 40 56 59 85 47 70 182 135 265 154 136 32 394 20 474-65 54-58 78-97 104-180 24-74 38-151 47-233 20-179 9-365 3-544-2-74 10-201-35-249-60-66-131-52-195-3-14-27-24-77-91-101-57-21-128 5-147 34-15-65-32-99-85-121-86-36-140 23-151 24z">
              <text:p/>
            </draw:path>
            <draw:path draw:style-name="gr1" draw:text-style-name="P1" draw:layer="layout" svg:width="1.173cm" svg:height="0.302cm" svg:x="1.598cm" svg:y="20.573cm" svg:viewBox="0 0 1174 303" svg:d="M0 297c34 19 37-12 61-31 20-17 35-40 84-78 223-170 547-203 794-58 68 40 131 87 181 145 3 5 23 24 28 26 16 7 30-5 25-24-10-33-134-130-170-153-231-149-531-168-773-36-48 26-96 55-131 87l-82 79c-12 10-19 21-17 43z">
              <text:p/>
            </draw:path>
            <draw:path draw:style-name="gr1" draw:text-style-name="P1" draw:layer="layout" svg:width="0.911cm" svg:height="0.248cm" svg:x="1.729cm" svg:y="20.742cm" svg:viewBox="0 0 912 249" svg:d="M406 1c-94 8-195 43-259 86-43 29-58 41-97 78-8 8-12 13-19 21-8 9-15 14-22 24-19 25-6 52 18 30 2-2 6-8 9-12 53-60 100-103 179-142 175-84 384-70 543 37 30 21 95 77 113 102 5 7 13 20 25 21 40 3-6-48-6-48-38-51-117-110-195-147-84-39-188-57-289-50z">
              <text:p/>
            </draw:path>
            <draw:path draw:style-name="gr1" draw:text-style-name="P1" draw:layer="layout" svg:width="0.663cm" svg:height="0.208cm" svg:x="1.851cm" svg:y="20.885cm" svg:viewBox="0 0 664 209" svg:d="M1 207c24 2 12 4 23-8 15-17 20-37 73-87 135-125 382-110 501 29 37 43 41 71 65 64 12-43-138-205-332-205-129 0-223 56-299 141-6 7-8 11-14 20-10 15-22 26-17 46z">
              <text:p/>
            </draw:path>
          </draw:g>
          <draw:frame draw:style-name="gr4" draw:text-style-name="P4" draw:layer="layout" svg:width="14.403cm" svg:height="1.771cm" svg:x="3.881cm" svg:y="21.41cm">
            <draw:text-box>
              <text:p><text:span text:style-name="T2">SKILLTAPS</text:span></text:p>
            </draw:text-box>
          </draw:frame>
        </draw:g>
        <draw:g>
          <draw:polygon draw:style-name="gr5" draw:text-style-name="P4" draw:layer="layout" svg:width="11.06cm" svg:height="2.957cm" svg:x="0.357cm" svg:y="15.472cm" svg:viewBox="0 0 11061 2958" draw:points="0,0 0,2958 11061,2958 11061,0">
            <text:p/>
          </draw:polygon>
          <draw:g>
            <draw:path draw:style-name="gr5" draw:text-style-name="P4" draw:layer="layout" svg:width="1.269cm" svg:height="1.785cm" svg:x="1.473cm" svg:y="16.225cm" svg:viewBox="0 0 1270 1786" svg:d="M371 1063c-26 6-29-7-41-23-35-47-117-175-166-192-44-15-80-1-108 19-25 17-51 41-56 85-4 47 20 78 39 105 39 55 80 112 118 169l175 252c21 29 39 57 59 85 55 76 55 90 142 147 134 86 322 92 475 55 100-24 123-49 166-122 68-115 92-328 95-478 1-66-7-511-14-557-13-87-116-100-166-33-37 50-11 195-25 263-17 5-17 5-33 0-8-39 0-178 2-229 2-67-12-140-95-144-38-2-68 17-83 37-47 63-1 266-27 330-28 8-33 1-34-29 0-23 1-47 1-70 0-50 4-248-6-283-25-92-136-92-176-38-24 34-15 80-14 127 0 50 8 252-1 281-25 7-34 2-36-25l-2-198c0-69-5-494-16-528-19-61-104-101-169-34-41 42-23 170-21 237 4 120 25 763 17 791z">
              <text:p/>
            </draw:path>
            <draw:path draw:style-name="gr1" draw:text-style-name="P1" draw:layer="layout" svg:width="1.348cm" svg:height="1.862cm" svg:x="1.434cm" svg:y="16.188cm" svg:viewBox="0 0 1349 1863" svg:d="M834 842c1 30 6 36 34 29 26-64-20-268 28-330 14-20 44-39 82-38 84 4 98 78 96 145-2 51-10 189-2 229 16 5 16 5 33-1 14-68-12-212 25-262 50-67 153-55 166 33 7 46 15 489 14 556-3 149-27 364-95 479-43 72-66 98-166 122-154 37-342 31-475-56-87-56-87-70-141-146-21-29-38-56-59-85l-177-253c-38-57-79-114-118-170-19-27-44-57-39-105 5-44 31-66 56-84 28-19 65-34 109-18 48 16 130 144 166 191 12 15 15 29 41 23 8-28-13-671-17-791-2-67-20-195 21-238 65-68 150-27 170 35 10 34 15 460 16 529l2 197c1 28 10 33 35 26 9-29 1-231 1-281-1-48-9-94 14-128 39-55 150-54 175 39 10 35 6 232 6 282 0 24-1 47-1 71zM834 842zM637 409c-2-70-4-140-6-210-2-71-7-135-49-167-78-60-235-47-230 142 4 140 7 280 11 421 4 136 13 283 11 419-45-41-79-123-132-153-34-19-75-26-118-14-18 6-33 14-46 23-89 66-103 148-36 240l347 498c21 28 40 56 59 85 47 70 182 135 265 154 136 32 394 20 474-65 54-58 78-97 104-180 24-74 38-151 47-233 20-179 9-365 3-544-2-74 10-201-35-249-60-66-131-52-195-3-14-27-24-77-91-101-57-21-128 5-147 34-15-65-32-99-85-121-86-36-140 23-151 24z">
              <text:p/>
            </draw:path>
            <draw:path draw:style-name="gr1" draw:text-style-name="P1" draw:layer="layout" svg:width="1.173cm" svg:height="0.302cm" svg:x="1.333cm" svg:y="15.775cm" svg:viewBox="0 0 1174 303" svg:d="M0 297c34 19 37-12 61-31 20-17 35-40 84-78 223-170 547-203 794-58 68 40 131 87 181 145 3 5 23 24 28 26 16 7 30-5 25-24-10-33-134-130-170-153-231-149-531-168-773-36-48 26-96 55-131 87l-82 79c-12 10-19 21-17 43z">
              <text:p/>
            </draw:path>
            <draw:path draw:style-name="gr1" draw:text-style-name="P1" draw:layer="layout" svg:width="0.911cm" svg:height="0.248cm" svg:x="1.465cm" svg:y="15.944cm" svg:viewBox="0 0 912 249" svg:d="M406 1c-94 8-195 43-259 86-43 29-58 41-97 78-8 8-12 13-19 21-8 9-15 14-22 24-19 25-6 52 18 30 2-2 6-8 9-12 53-60 100-103 179-142 175-84 384-70 543 37 30 21 95 77 113 102 5 7 13 20 25 21 40 3-6-48-6-48-38-51-117-110-195-147-84-39-188-57-289-50z">
              <text:p/>
            </draw:path>
            <draw:path draw:style-name="gr1" draw:text-style-name="P1" draw:layer="layout" svg:width="0.663cm" svg:height="0.208cm" svg:x="1.587cm" svg:y="16.088cm" svg:viewBox="0 0 664 209" svg:d="M1 207c24 2 12 4 23-8 15-17 20-37 73-87 135-125 382-110 501 29 37 43 41 71 65 64 12-43-138-205-332-205-129 0-223 56-299 141-6 7-8 11-14 20-10 15-22 26-17 46z">
              <text:p/>
            </draw:path>
          </draw:g>
          <draw:frame draw:style-name="gr6" draw:text-style-name="P6" draw:layer="layout" svg:width="6.798cm" svg:height="1.694cm" svg:x="3.616cm" svg:y="16.612cm">
            <draw:text-box>
              <text:p text:style-name="P5"><text:span text:style-name="T3">SKILLTAPS</text:span></text:p>
            </draw:text-box>
          </draw:frame>
        </draw:g>
        <draw:g>
          <draw:g>
            <draw:path draw:style-name="gr7" draw:text-style-name="P4" draw:layer="layout" svg:width="1.269cm" svg:height="1.785cm" svg:x="16.226cm" svg:y="17.312cm" svg:viewBox="0 0 1270 1786" svg:d="M371 1063c-26 6-29-7-41-23-35-47-117-175-166-192-44-15-80-1-108 19-25 17-51 41-56 85-4 47 20 78 39 105 39 55 80 112 118 169l175 252c21 29 39 57 59 85 55 76 55 90 142 147 134 86 322 92 475 55 100-24 123-49 166-122 68-115 92-328 95-478 1-66-7-511-14-557-13-87-116-100-166-33-37 50-11 195-25 263-17 5-17 5-33 0-8-39 0-178 2-229 2-67-12-140-95-144-38-2-68 17-83 37-47 63-1 266-27 330-28 8-33 1-34-29 0-23 1-47 1-70 0-50 4-248-6-283-25-92-136-92-176-38-24 34-15 80-14 127 0 50 8 252-1 281-25 7-34 2-36-25l-2-198c0-69-5-494-16-528-19-61-104-101-169-34-41 42-23 170-21 237 4 120 25 763 17 791z">
              <text:p/>
            </draw:path>
            <draw:path draw:style-name="gr8" draw:text-style-name="P2" draw:layer="layout" svg:width="1.348cm" svg:height="1.862cm" svg:x="16.186cm" svg:y="17.275cm" svg:viewBox="0 0 1349 1863" svg:d="M834 842c1 30 6 36 34 29 26-64-20-268 28-330 14-20 44-39 82-38 84 4 98 78 96 145-2 51-10 189-2 229 16 5 16 5 33-1 14-68-12-212 25-262 50-67 153-55 166 33 7 46 15 489 14 556-3 149-27 364-95 479-43 72-66 98-166 122-154 37-342 31-475-56-87-56-87-70-141-146-21-29-38-56-59-85l-177-253c-38-57-79-114-118-170-19-27-44-57-39-105 5-44 31-66 56-84 28-19 65-34 109-18 48 16 130 144 166 191 12 15 15 29 41 23 8-28-13-671-17-791-2-67-20-195 21-238 65-68 150-27 170 35 10 34 15 460 16 529l2 197c1 28 10 33 35 26 9-29 1-231 1-281-1-48-9-94 14-128 39-55 150-54 175 39 10 35 6 232 6 282 0 24-1 47-1 71zM834 842zM637 409c-2-70-4-140-6-210-2-71-7-135-49-167-78-60-235-47-230 142 4 140 7 280 11 421 4 136 13 283 11 419-45-41-79-123-132-153-34-19-75-26-118-14-18 6-33 14-46 23-89 66-103 148-36 240l347 498c21 28 40 56 59 85 47 70 182 135 265 154 136 32 394 20 474-65 54-58 78-97 104-180 24-74 38-151 47-233 20-179 9-365 3-544-2-74 10-201-35-249-60-66-131-52-195-3-14-27-24-77-91-101-57-21-128 5-147 34-15-65-32-99-85-121-86-36-140 23-151 24z">
              <text:p/>
            </draw:path>
            <draw:path draw:style-name="gr8" draw:text-style-name="P2" draw:layer="layout" svg:width="1.173cm" svg:height="0.302cm" svg:x="16.086cm" svg:y="16.862cm" svg:viewBox="0 0 1174 303" svg:d="M0 297c34 19 37-12 61-31 20-17 35-40 84-78 223-170 547-203 794-58 68 40 131 87 181 145 3 5 23 24 28 26 16 7 30-5 25-24-10-33-134-130-170-153-231-149-531-168-773-36-48 26-96 55-131 87l-82 79c-12 10-19 21-17 43z">
              <text:p/>
            </draw:path>
            <draw:path draw:style-name="gr8" draw:text-style-name="P2" draw:layer="layout" svg:width="0.911cm" svg:height="0.248cm" svg:x="16.217cm" svg:y="17.031cm" svg:viewBox="0 0 912 249" svg:d="M406 1c-94 8-195 43-259 86-43 29-58 41-97 78-8 8-12 13-19 21-8 9-15 14-22 24-19 25-6 52 18 30 2-2 6-8 9-12 53-60 100-103 179-142 175-84 384-70 543 37 30 21 95 77 113 102 5 7 13 20 25 21 40 3-6-48-6-48-38-51-117-110-195-147-84-39-188-57-289-50z">
              <text:p/>
            </draw:path>
            <draw:path draw:style-name="gr8" draw:text-style-name="P2" draw:layer="layout" svg:width="0.663cm" svg:height="0.208cm" svg:x="16.339cm" svg:y="17.174cm" svg:viewBox="0 0 664 209" svg:d="M1 207c24 2 12 4 23-8 15-17 20-37 73-87 135-125 382-110 501 29 37 43 41 71 65 64 12-43-138-205-332-205-129 0-223 56-299 141-6 7-8 11-14 20-10 15-22 26-17 46z">
              <text:p/>
            </draw:path>
          </draw:g>
          <draw:frame draw:style-name="gr9" draw:text-style-name="P4" draw:layer="layout" svg:width="0.825cm" svg:height="0.848cm" svg:x="16.791cm" svg:y="18.296cm">
            <draw:text-box>
              <text:p><text:span text:style-name="T4">S</text:span></text:p>
            </draw:text-box>
          </draw:frame>
        </draw:g>
        <draw:g>
          <draw:g>
            <draw:path draw:style-name="gr7" draw:text-style-name="P4" draw:layer="layout" svg:width="1.269cm" svg:height="1.785cm" svg:x="13.949cm" svg:y="16.899cm" svg:viewBox="0 0 1270 1786" svg:d="M371 1063c-26 6-29-7-41-23-35-47-117-175-166-192-44-15-80-1-108 19-25 17-51 41-56 85-4 47 20 78 39 105 39 55 80 112 118 169l175 252c21 29 39 57 59 85 55 76 55 90 142 147 134 86 322 92 475 55 100-24 123-49 166-122 68-115 92-328 95-478 1-66-7-511-14-557-13-87-116-100-166-33-37 50-11 195-25 263-17 5-17 5-33 0-8-39 0-178 2-229 2-67-12-140-95-144-38-2-68 17-83 37-47 63-1 266-27 330-28 8-33 1-34-29 0-23 1-47 1-70 0-50 4-248-6-283-25-92-136-92-176-38-24 34-15 80-14 127 0 50 8 252-1 281-25 7-34 2-36-25l-2-198c0-69-5-494-16-528-19-61-104-101-169-34-41 42-23 170-21 237 4 120 25 763 17 791z">
              <text:p/>
            </draw:path>
            <draw:path draw:style-name="gr3" draw:text-style-name="P3" draw:layer="layout" svg:width="1.348cm" svg:height="1.862cm" svg:x="13.909cm" svg:y="16.861cm" svg:viewBox="0 0 1349 1863" svg:d="M834 842c1 30 6 36 34 29 26-64-20-268 28-330 14-20 44-39 82-38 84 4 98 78 96 145-2 51-10 189-2 229 16 5 16 5 33-1 14-68-12-212 25-262 50-67 153-55 166 33 7 46 15 489 14 556-3 149-27 364-95 479-43 72-66 98-166 122-154 37-342 31-475-56-87-56-87-70-141-146-21-29-38-56-59-85l-177-253c-38-57-79-114-118-170-19-27-44-57-39-105 5-44 31-66 56-84 28-19 65-34 109-18 48 16 130 144 166 191 12 15 15 29 41 23 8-28-13-671-17-791-2-67-20-195 21-238 65-68 150-27 170 35 10 34 15 460 16 529l2 197c1 28 10 33 35 26 9-29 1-231 1-281-1-48-9-94 14-128 39-55 150-54 175 39 10 35 6 232 6 282 0 24-1 47-1 71zM834 842zM637 409c-2-70-4-140-6-210-2-71-7-135-49-167-78-60-235-47-230 142 4 140 7 280 11 421 4 136 13 283 11 419-45-41-79-123-132-153-34-19-75-26-118-14-18 6-33 14-46 23-89 66-103 148-36 240l347 498c21 28 40 56 59 85 47 70 182 135 265 154 136 32 394 20 474-65 54-58 78-97 104-180 24-74 38-151 47-233 20-179 9-365 3-544-2-74 10-201-35-249-60-66-131-52-195-3-14-27-24-77-91-101-57-21-128 5-147 34-15-65-32-99-85-121-86-36-140 23-151 24z">
              <text:p/>
            </draw:path>
            <draw:path draw:style-name="gr3" draw:text-style-name="P3" draw:layer="layout" svg:width="1.173cm" svg:height="0.302cm" svg:x="13.808cm" svg:y="16.449cm" svg:viewBox="0 0 1174 303" svg:d="M0 297c34 19 37-12 61-31 20-17 35-40 84-78 223-170 547-203 794-58 68 40 131 87 181 145 3 5 23 24 28 26 16 7 30-5 25-24-10-33-134-130-170-153-231-149-531-168-773-36-48 26-96 55-131 87l-82 79c-12 10-19 21-17 43z">
              <text:p/>
            </draw:path>
            <draw:path draw:style-name="gr3" draw:text-style-name="P3" draw:layer="layout" svg:width="0.911cm" svg:height="0.248cm" svg:x="13.94cm" svg:y="16.617cm" svg:viewBox="0 0 912 249" svg:d="M406 1c-94 8-195 43-259 86-43 29-58 41-97 78-8 8-12 13-19 21-8 9-15 14-22 24-19 25-6 52 18 30 2-2 6-8 9-12 53-60 100-103 179-142 175-84 384-70 543 37 30 21 95 77 113 102 5 7 13 20 25 21 40 3-6-48-6-48-38-51-117-110-195-147-84-39-188-57-289-50z">
              <text:p/>
            </draw:path>
            <draw:path draw:style-name="gr3" draw:text-style-name="P3" draw:layer="layout" svg:width="0.663cm" svg:height="0.208cm" svg:x="14.062cm" svg:y="16.761cm" svg:viewBox="0 0 664 209" svg:d="M1 207c24 2 12 4 23-8 15-17 20-37 73-87 135-125 382-110 501 29 37 43 41 71 65 64 12-43-138-205-332-205-129 0-223 56-299 141-6 7-8 11-14 20-10 15-22 26-17 46z">
              <text:p/>
            </draw:path>
          </draw:g>
          <draw:frame draw:style-name="gr9" draw:text-style-name="P4" draw:layer="layout" svg:width="0.825cm" svg:height="0.848cm" svg:x="14.514cm" svg:y="17.882cm">
            <draw:text-box>
              <text:p><text:span text:style-name="T5">S</text:span></text:p>
            </draw:text-box>
          </draw:frame>
        </draw:g>
        <draw:g>
          <draw:g>
            <draw:path draw:style-name="gr7" draw:text-style-name="P4" draw:layer="layout" svg:width="0.406cm" svg:height="0.572cm" svg:x="15.627cm" svg:y="13.972cm" svg:viewBox="0 0 407 573" svg:d="M119 340c-8 2-9-2-13-7-12-15-38-56-54-61-14-5-26 0-34 6s-17 13-18 27c-1 15 6 25 12 33 13 18 26 36 38 55l57 81c7 10 12 18 19 28 17 24 17 28 45 46 43 28 103 30 153 18 32-8 39-16 53-39 22-37 29-106 30-154 1-21-2-163-4-178-4-28-37-32-53-10-12 16-4 62-8 84-6 1-6 1-11 0-2-13 0-57 1-73 0-22-4-45-31-47-13 0-22 6-27 12-15 20-1 86-9 106-9 2-10 0-11-9 0-8 1-15 1-23 0-16 1-79-2-90-8-31-44-31-56-13-8 10-5 26-5 41 0 16 3 81 0 90-8 2-11 1-11-8l-1-63c0-22-2-159-5-170-6-20-33-32-54-11-13 13-8 54-7 76 1 38 8 245 5 253z">
              <text:p/>
            </draw:path>
            <draw:path draw:style-name="gr8" draw:text-style-name="P2" draw:layer="layout" svg:width="0.43cm" svg:height="0.596cm" svg:x="15.614cm" svg:y="13.96cm" svg:viewBox="0 0 431 597" svg:d="M267 270c0 9 2 11 11 9 8-20-6-86 9-106 5-6 14-12 26-12 27 2 31 25 31 47-1 16-4 60-1 73 5 1 5 2 11 0 4-22-4-68 8-84 16-22 49-18 53 10 2 15 5 157 4 178-1 48-9 117-30 154-14 23-21 31-53 39-49 12-109 10-153-18-28-18-28-22-45-46-7-10-12-18-19-28l-56-81c-12-19-26-37-38-54-6-9-14-19-12-34 1-14 9-21 17-27 9-6 21-11 35-6 16 5 42 46 53 61 4 5 5 10 13 8 3-9-4-216-5-254-1-22-7-63 7-76 20-22 47-9 54 11 3 11 5 148 5 170v63c1 9 4 10 12 8 3-9 0-74 0-90 0-15-3-30 5-41 13-18 49-18 57 13 3 11 1 74 1 90 0 8 0 15 0 23zM267 270zM203 131c0-23-1-45-2-68 0-22-2-43-15-53-26-19-76-14-74 45 1 45 2 90 4 136 1 43 4 90 3 134-14-13-25-40-42-49-11-6-24-8-38-5-6 2-10 5-14 8-28 21-33 47-12 77l111 160c6 9 13 18 19 27 15 22 58 43 86 49 43 10 125 6 151-21 17-18 25-31 33-57 8-24 12-49 15-76 6-57 3-116 1-174-1-23 3-64-11-79-19-21-42-17-62-1-5-9-8-25-30-33-17-7-40 2-46 11-5-21-11-32-27-39-28-12-46 7-50 8z">
              <text:p/>
            </draw:path>
            <draw:path draw:style-name="gr8" draw:text-style-name="P2" draw:layer="layout" svg:width="0.375cm" svg:height="0.097cm" svg:x="15.582cm" svg:y="13.828cm" svg:viewBox="0 0 376 98" svg:d="M0 95c10 6 12-3 19-10 7-5 11-12 27-25 71-55 176-65 255-19 22 13 42 28 58 47 1 2 7 8 9 9 5 2 9-2 8-8-4-10-43-42-55-50-74-47-170-53-248-11-15 8-31 18-42 28l-26 26c-4 3-5 6-5 13z">
              <text:p/>
            </draw:path>
            <draw:path draw:style-name="gr8" draw:text-style-name="P2" draw:layer="layout" svg:width="0.292cm" svg:height="0.079cm" svg:x="15.624cm" svg:y="13.881cm" svg:viewBox="0 0 293 80" svg:d="M130 0c-30 2-63 14-83 28-14 9-19 13-31 25-3 3-4 4-6 7-3 3-5 4-7 7-6 8-2 17 5 10 1-1 2-2 3-4 17-19 32-34 57-46 57-27 124-22 176 12 9 7 30 25 36 33 1 3 4 7 8 7 13 1-2-15-2-15-12-17-38-36-63-48-27-13-60-17-93-16z">
              <text:p/>
            </draw:path>
            <draw:path draw:style-name="gr8" draw:text-style-name="P2" draw:layer="layout" svg:width="0.212cm" svg:height="0.066cm" svg:x="15.663cm" svg:y="13.927cm" svg:viewBox="0 0 213 67" svg:d="M0 66c8 1 4 1 7-2 5-6 7-12 24-28 43-40 123-36 161 9 11 14 13 23 21 21 3-14-45-66-108-66-41 0-71 17-95 46-2 2-3 3-5 6-3 4-6 8-5 14z">
              <text:p/>
            </draw:path>
          </draw:g>
          <draw:frame draw:style-name="gr10" draw:text-style-name="P4" draw:layer="layout" svg:width="0.264cm" svg:height="0.276cm" svg:x="15.808cm" svg:y="14.286cm">
            <draw:text-box>
              <text:p><text:span text:style-name="T6">S</text:span></text:p>
            </draw:text-box>
          </draw:frame>
        </draw:g>
        <draw:g>
          <draw:g>
            <draw:path draw:style-name="gr11" draw:text-style-name="P1" draw:layer="layout" svg:width="0.139cm" svg:height="0.197cm" svg:x="17.105cm" svg:y="13.741cm" svg:viewBox="0 0 140 198" svg:d="M40 118c-2 0-3-1-4-3-4-5-13-20-18-22s-9 0-12 2-6 6-6 10c0 6 2 9 4 12 4 6 9 12 13 19l19 28c3 3 4 6 7 9 6 8 6 10 15 16 16 10 37 10 54 6 11-2 13-5 18-13 7-13 10-36 10-53 1-7 0-57-1-62-1-10-13-11-18-4-4 6-2 21-3 29-2 1-2 1-4 0-1-4 0-20 0-25 1-8-1-16-10-16-4 0-8 2-9 4-5 7 0 29-3 36-3 1-4 1-4-3 0-2 0-5 0-8 0-5 1-27 0-31-3-10-16-10-21-4-2 4-1 9-1 14 0 6 1 28 0 31-3 1-4 0-4-3l-1-22c0-7 0-54-1-58-3-7-12-10-19-4-5 5-3 19-2 27 0 13 2 85 1 88z">
              <text:p/>
            </draw:path>
            <draw:path draw:style-name="gr1" draw:text-style-name="P1" draw:layer="layout" svg:width="0.149cm" svg:height="0.205cm" svg:x="17.101cm" svg:y="13.736cm" svg:viewBox="0 0 150 206" svg:d="M93 92c0 4 0 4 3 4 3-7-2-30 3-37 2-2 5-4 9-4 11 0 12 9 12 16 0 6-1 21 0 25 1 1 1 1 3 0 2-7-1-23 3-29 6-7 17-6 18 4 1 5 2 55 2 62 0 17-3 40-11 53-4 8-7 11-18 13-18 4-38 4-53-6-10-6-10-8-16-16-2-3-4-6-6-9l-21-28c-4-6-8-13-13-19-2-3-5-6-4-11s3-9 6-11 7-3 12-2c6 2 16 17 19 22 2 2 2 4 5 3 1-3-2-75-2-88 0-8-2-22 2-26 8-8 17-3 19 3 1 4 2 51 2 59v21c0 3 1 4 4 3 1-3 0-25 0-31 0-5-1-10 2-14 4-6 16-6 19 4 1 4 1 26 1 32 0 2 0 5 0 7zM93 92zM71 45c0-8-1-16-1-23 0-8-1-15-5-19-9-6-26-4-26 16 1 15 1 31 2 46 0 15 1 31 1 47-6-4-10-14-16-18-3-2-8-2-13-1-2 1-3 1-5 3-9 8-10 17-4 27l39 55c3 3 5 6 7 9 5 8 20 15 29 17 15 4 45 2 53-7 6-6 9-11 12-20 2-8 4-17 5-26 2-19 1-40 0-61 0-8 1-22-3-27-7-7-15-6-22 0-2-3-3-9-10-11-7-3-15 0-17 3-2-7-4-11-10-13-9-4-15 3-16 3z">
              <text:p/>
            </draw:path>
            <draw:path draw:style-name="gr1" draw:text-style-name="P1" draw:layer="layout" svg:width="0.13cm" svg:height="0.033cm" svg:x="17.09cm" svg:y="13.691cm" svg:viewBox="0 0 131 34" svg:d="M0 33c3 2 4-1 6-3 3-2 4-6 10-10 25-19 61-22 89-6 8 4 15 10 20 17 0 0 3 2 3 3 2 0 3-1 3-3-1-4-15-15-19-18-26-16-59-18-87-4-5 3-11 6-15 10l-9 9c-1 2-1 3-1 5z">
              <text:p/>
            </draw:path>
            <draw:path draw:style-name="gr1" draw:text-style-name="P1" draw:layer="layout" svg:width="0.101cm" svg:height="0.027cm" svg:x="17.104cm" svg:y="13.709cm" svg:viewBox="0 0 102 28" svg:d="M45 0c-10 1-22 4-29 9-5 3-7 6-11 10-1 0-1 1-2 2s-2 2-2 3c-2 2-1 5 2 3 0 0 0-1 1-1 5-7 11-13 19-17 20-9 44-8 62 4 3 3 10 9 12 12 1 1 2 2 3 3 5 0 0-6 0-6-5-5-13-13-22-17-10-4-22-5-33-5z">
              <text:p/>
            </draw:path>
            <draw:path draw:style-name="gr1" draw:text-style-name="P1" draw:layer="layout" svg:width="0.073cm" svg:height="0.023cm" svg:x="17.118cm" svg:y="13.725cm" svg:viewBox="0 0 74 24" svg:d="M0 24c2 0 1 1 2-1 2-2 2-4 8-10 15-14 43-13 56 3 4 6 5 9 8 8 1-5-16-24-38-24-14 0-25 7-33 16-1 1-1 1-1 3-2 2-2 3-2 5z">
              <text:p/>
            </draw:path>
          </draw:g>
          <draw:frame draw:style-name="gr12" draw:text-style-name="P4" draw:layer="layout" svg:width="0.091cm" svg:height="0.103cm" svg:x="17.168cm" svg:y="13.849cm">
            <draw:text-box>
              <text:p><text:span text:style-name="T7">S</text:span></text:p>
            </draw:text-box>
          </draw:frame>
        </draw:g>
        <draw:polygon draw:style-name="gr5" draw:text-style-name="P4" draw:layer="layout" svg:width="0.271cm" svg:height="0.271cm" svg:x="17.048cm" svg:y="13.682cm" svg:viewBox="0 0 272 272" draw:points="0,0 0,272 272,272 272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der Bold1" svg:font-family="'Broder Bold'"/>
    <style:font-face style:name="Arial1" svg:font-family="Arial" style:font-pitch="variable"/>
    <style:font-face style:name="Broder Bold" svg:font-family="'Broder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2T04:49:35.812000000</dc:date>
    <meta:editing-duration>PT5M31S</meta:editing-duration>
    <meta:editing-cycles>1</meta:editing-cycles>
    <meta:document-statistic meta:object-count="60"/>
    <meta:generator>LibreOffice/6.2.8.2$Windows_x86 LibreOffice_project/f82ddfca21ebc1e222a662a32b25c0c9d20169ee</meta:generator>
  </office:meta>
</office:document-meta>
</file>